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un Unal</text:p>
      <text:p text:style-name="Standard">2013400021</text:p>
      <text:p text:style-name="Standard">CMPE.230 First Project</text:p>
      <text:p text:style-name="Standard"/>
      <text:p text:style-name="Standard"/>
      <text:p text:style-name="Standard">ASSUMTIONS : I assume that for <text:s/>initialization dimensions of a matrix cannot be product of doubles.</text:p>
      <text:p text:style-name="Standard"><text:tab/>If there is a equal sign, it should be in the second token. </text:p>
      <text:p text:style-name="Standard"><text:tab/>My code is does not work fort he input that contains assignment to the index of a matrix.</text:p>
      <text:p text:style-name="Standard"><text:tab/>Because of segmentation faults, my code is deleting comment lines from da vector, so there may be wrong line numbers fort he errors.</text:p>
      <text:p text:style-name="Standard"/>
      <text:p text:style-name="Standard"/>
      <text:p text:style-name="Standard">MAKEFILE : Firstly write “make” on the command line</text:p>
      <text:p text:style-name="Standard"><text:s/>Then the second command will be MatLangCompiler.exe, space, a mat file for the input file, space and a c file for the output file.</text:p>
      <text:p text:style-name="Standard"/>
      <text:p text:style-name="Standard"><text:span text:style-name="T1">My Code : </text:span></text:p>
      <text:p text:style-name="Standard"><text:span text:style-name="T1">Firstly I read the lines one by one then tokenized them. I kept all of the tokens in a vector of a string vector. There is a lot of function to create string peaces of the <text:s/>c code. To decide which line is appropriate function, I am looking the first token of each line. </text:span></text:p>
      <text:p text:style-name="Standard"><text:span text:style-name="T1"><text:s/></text:span></text:p>
      <text:p text:style-name="Standard"><text:span text:style-name="T1">I used a stack for tokens. I updated tokens from the lowest level of it then concatenate all of strings that it formed in. </text:span></text:p>
      <text:p text:style-name="Standard"><text:span text:style-name="T1">myPop() function decides organizations of the tokens in the stack according to binary and unary operations. “(“ is a unary operation and “+” is binary and “[“ choose its operation way according to variable which is in the stack after “[“. Stack is first filled by the series of recursive functions (from expression to factor).</text:span></text:p>
      <text:p text:style-name="Standard"><text:span text:style-name="T1"><text:s/>Errors :<text:tab/></text:span><text:bookmark text:name="_GoBack"/><text:span text:style-name="T1">Type mismatch assignment, syntax error(some bracket missings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gün</meta:initial-creator>
    <dc:creator>Begün</dc:creator>
    <meta:editing-cycles>2</meta:editing-cycles>
    <meta:creation-date>2016-03-22T05:37:00</meta:creation-date>
    <dc:date>2016-03-22T08:38:00</dc:date>
    <meta:editing-duration>PT3M1S</meta:editing-duration>
    <meta:generator>OpenOffice/4.1.1$Win32 OpenOffice.org_project/411m6$Build-9775</meta:generator>
    <meta:document-statistic meta:table-count="0" meta:image-count="0" meta:object-count="0" meta:page-count="1" meta:paragraph-count="15" meta:word-count="254" meta:character-count="1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